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15"/>SNU developer log day 415</text:h>
      <text:p text:style-name="P1">Tomorrow is my birthday, I got a restock on my medication today, so I was able to work on site updates. My "anti"virus, AVG (installed out of desparation, but now has just been a pain for a year) today decided to start automatically start quaranting PDFs, whether they are downloaded or created. Specifically 1 PDF, which was the Wikipedia resource I was using for suicide prevention numbers. Other PDFs seem fine, and it is saying that this is particularly not secure, and I don't believe it. Even when copying the text itself, and exporting it, it still detected the PDF, but not the other 7 copies of the same file. It was annoying. I have rambled a little too long on that.</text:p>
      <text:p text:style-name="P1">Today, I worked on further updates to the suicide prevention page, and documentation, but that is pretty much it. I wasn't too into site development tomorrow, and I needed time to relax. I have been doing small things lately, and hopefully after tomorrow, I can start to do big things again. Today was a somewhat decent day for development.</text:p>
      <text:p text:style-name="Text_20_body"><text:span text:style-name="T1">Sean Patrick Myrick on March 20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3:53:38.449000000</meta:creation-date>
    <dc:date>2020-03-21T13:53:53.755000000</dc:date>
    <meta:editing-duration>PT16S</meta:editing-duration>
    <meta:editing-cycles>1</meta:editing-cycles>
    <meta:document-statistic meta:table-count="0" meta:image-count="0" meta:object-count="0" meta:page-count="1" meta:paragraph-count="4" meta:word-count="193" meta:character-count="1080" meta:non-whitespace-character-count="891"/>
    <meta:generator>LibreOffice/6.1.2.1$Windows_X86_64 LibreOffice_project/65905a128db06ba48db947242809d14d3f9a93fe</meta:generator>
  </office:meta>
</office:document-meta>
</file>